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9ebb" officeooo:paragraph-rsid="0004fe3b"/>
    </style:style>
    <style:style style:name="P2" style:family="paragraph" style:parent-style-name="Standard">
      <style:text-properties officeooo:rsid="00049ebb" officeooo:paragraph-rsid="0006f7a3"/>
    </style:style>
    <style:style style:name="P3" style:family="paragraph" style:parent-style-name="Standard">
      <style:text-properties officeooo:rsid="0006f7a3" officeooo:paragraph-rsid="0008063a"/>
    </style:style>
    <style:style style:name="P4" style:family="paragraph" style:parent-style-name="Standard">
      <style:text-properties officeooo:rsid="0006f7a3" officeooo:paragraph-rsid="0009496f"/>
    </style:style>
    <style:style style:name="P5" style:family="paragraph" style:parent-style-name="Standard">
      <style:text-properties officeooo:rsid="0009496f" officeooo:paragraph-rsid="0009496f"/>
    </style:style>
    <style:style style:name="P6" style:family="paragraph" style:parent-style-name="Standard">
      <style:text-properties officeooo:rsid="0009ab66" officeooo:paragraph-rsid="0009ab66"/>
    </style:style>
    <style:style style:name="P7" style:family="paragraph" style:parent-style-name="Standard">
      <style:text-properties fo:font-weight="bold" officeooo:rsid="0009ab66" officeooo:paragraph-rsid="0009ab6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063a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06f7a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6f7a3"/>
    </style:style>
    <style:style style:name="T6" style:family="text">
      <style:text-properties style:text-underline-style="solid" style:text-underline-width="auto" style:text-underline-color="font-color" officeooo:rsid="0008063a"/>
    </style:style>
    <style:style style:name="T7" style:family="text">
      <style:text-properties officeooo:rsid="0005f15b"/>
    </style:style>
    <style:style style:name="T8" style:family="text">
      <style:text-properties style:text-underline-style="none" fo:font-weight="bold" officeooo:rsid="0006f7a3" style:font-weight-asian="bold" style:font-weight-complex="bold"/>
    </style:style>
    <style:style style:name="T9" style:family="text">
      <style:text-properties style:text-underline-style="none" officeooo:rsid="0006f7a3"/>
    </style:style>
    <style:style style:name="T10" style:family="text">
      <style:text-properties officeooo:rsid="000806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3. </text:span><text:span text:style-name="T4">STEP 1 : Web service d’authentification</text:span></text:p>
      <text:p text:style-name="P2"><text:tab/><text:span text:style-name="T9">3.1. </text:span><text:span text:style-name="T5">Création d’un projet web dynamique</text:span></text:p>
      <text:p text:style-name="P1"><text:tab/><text:tab/></text:p>
      <text:p text:style-name="P1">3.1.1/ <text:s/><text:span text:style-name="T7">Création de la structure du projet</text:span></text:p>
      <text:p text:style-name="P1"/>
      <text:p text:style-name="P3"><text:span text:style-name="T10"><text:tab/>3.2. </text:span><text:span text:style-name="T6">Créer WatcherAuthServlet.java</text:span></text:p>
      <text:p text:style-name="P3"/>
      <text:p text:style-name="P4"><text:s/><text:span text:style-name="T10">3.2.1/ On crée une </text:span><text:span text:style-name="T2">servlet WatcherAuthServlet.java</text:span><text:span text:style-name="T10"> possédant les caractéristiques suivantes :</text:span></text:p>
      <text:p text:style-name="P5"><text:tab/>- <text:span text:style-name="T1">Url</text:span> : /WatcherAuth</text:p>
      <text:p text:style-name="P5"><text:tab/>- <text:span text:style-name="T1">doPost</text:span> fonction qui traitera l’information d’auth (JSON format{login :jdoe,pwd :jdoepwd})</text:p>
      <text:p text:style-name="P5"><text:tab/>- Les informations reçues seront transformées en un objet <text:span text:style-name="T1">UserModel</text:span> (lastName,surName,login,pwd,role)</text:p>
      <text:p text:style-name="P5"><text:tab/>- <text:span text:style-name="T1">Afficher</text:span> l’objet crée (System.ou.println)</text:p>
      <text:p text:style-name="P5"><text:tab/>- Renvoyer une <text:span text:style-name="T1">réponse</text:span> à la requête au format JSON ({login : user.getLogin(),validAuth :true,role : ‘ADMIN’})</text:p>
      <text:p text:style-name="P5"/>
      <text:p text:style-name="P5"/>
      <text:p text:style-name="P7">4. <text:span text:style-name="T3">STEP 2 : EJB Sender EJB Receiver</text:span></text:p>
      <text:p text:style-name="P6"><text:tab/>4.1. <text:span text:style-name="T3">Création d’un composant Entreprise Application Project comme suit</text:span></text:p>
      <text:p text:style-name="P6"/>
      <text:p text:style-name="P6"><text:tab/>4.2. <text:span text:style-name="T3">Création d’un EJB Session Sender</text:span></text:p>
      <text:p text:style-name="P6"/>
      <text:p text:style-name="P6">4.2.1/ Création arborescence projet EJB.</text:p>
      <text:p text:style-name="P6"/>
      <text:p text:style-name="P6">4.2.2/ A quoi sert la partie publique du projet ? En quoi est –elle indispensable ?</text:p>
      <text:p text:style-name="P6">4.2.3/ Créer un EJB session MessageSender de type StateLess</text:p>
      <text:p text:style-name="P6">4.2.4/ Pourquoi est-il préférable de coché la case générer interface ?</text:p>
      <text:p text:style-name="P6">4.2.5/ Que représente Business Interface Remote ?</text:p>
      <text:p text:style-name="P6">4.2.6/ Que représente Business Interface Local ?</text:p>
      <text:p text:style-name="P6">4.2.7/ A l’aide des références ci-dessous compléter l’EJB session MessageSender compléter la classe afin qu’elle puisse envoyer des messages dans le bus de données "java:/jms/watcherAuthJMS")</text:p>
      <text:p text:style-name="P6">4.2.8/ Que Signifie @Stateless ?</text:p>
      <text:p text:style-name="P6">4.2.9/ Que Signifie @LocalBean ?</text:p>
      <text:p text:style-name="P6">4.2.10/ Que permet de faire l’annotation @Inject ?</text:p>
      <text:p text:style-name="P6">4.2.11/ Que permet de faire l’annotation @Ressource?</text:p>
      <text:p text:style-name="P6">4.2.12/ Quelle est la différence entre un Topic et une Queue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4:01:48.653442305</meta:creation-date>
    <dc:date>2015-10-23T14:09:51.614792356</dc:date>
    <meta:editing-duration>PT7M2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222" meta:character-count="1554" meta:non-whitespace-character-count="1327"/>
  </office:meta>
</office:document-meta>
</file>